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2af2" officeooo:paragraph-rsid="001c2af2"/>
    </style:style>
    <style:style style:name="P2" style:family="paragraph" style:parent-style-name="Standard">
      <style:text-properties officeooo:rsid="001ce6b0" officeooo:paragraph-rsid="001ce6b0"/>
    </style:style>
    <style:style style:name="P3" style:family="paragraph" style:parent-style-name="Standard">
      <style:text-properties officeooo:rsid="001e8026" officeooo:paragraph-rsid="001e8026"/>
    </style:style>
    <style:style style:name="P4" style:family="paragraph" style:parent-style-name="Standard">
      <style:text-properties officeooo:rsid="001f1b2b" officeooo:paragraph-rsid="001f1b2b"/>
    </style:style>
    <style:style style:name="T1" style:family="text">
      <style:text-properties officeooo:rsid="001ce6b0"/>
    </style:style>
    <style:style style:name="T2" style:family="text">
      <style:text-properties officeooo:rsid="001e8026"/>
    </style:style>
    <style:style style:name="T3" style:family="text">
      <style:text-properties officeooo:rsid="001f1b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et Fitness -transform your body now!</text:p>
      <text:p text:style-name="P1"/>
      <text:p text:style-name="P1">Are you tired of your belly sticking out? Does taking off your shirt in public cause you insecurities? Walking up the stairs makes you gasp for air? </text:p>
      <text:p text:style-name="P1">We got the solutions. Planet Fitness, the new fitness and training facility in Salzburg has you covered!</text:p>
      <text:p text:style-name="P1"/>
      <text:p text:style-name="P1">The facility</text:p>
      <text:p text:style-name="P1"/>
      <text:p text:style-name="P1">Our brand new facility offers everything to satisfy our costumers needs, no matter if experienced our beginner. The highly qualified staff members will guide you through your fitness journey, achieving your dream physique <text:span text:style-name="T1">as fast as possible. Enjoy our high quality exercise machines, spacious areas for functional training, free electrolyte drink dispensers, private shower cells, or out unique protein snack bar! </text:span></text:p>
      <text:p text:style-name="P1"/>
      <text:p text:style-name="P2">In a healthy body, resides a healthy mind!</text:p>
      <text:p text:style-name="P2"/>
      <text:p text:style-name="P2">Research <text:span text:style-name="T2">has long established that staying fit and healthy improves our quality of life and makes you live longer, as well as enhance cognitive function. Not to mention the friendly nature of the fitness community will quickly have you feel welcomed. Meet lots of new and inspiring people to train with and motivate each other.</text:span></text:p>
      <text:p text:style-name="P2"/>
      <text:p text:style-name="P3">Importance of an active and healthy life-style.</text:p>
      <text:p text:style-name="P3">Staying active is a no-brainer, but is quickly forgotten in our current society. Especially students and teenagers need lots of exercise to make up for their large time spend sitting at a school desk, or writing homework. Just <text:span text:style-name="T3">an hour to hour and an hour and half of exercising per week can already make a drastic difference in overall well-being and even academic performance for students!</text:span></text:p>
      <text:p text:style-name="P4">Assuring a healthy and balanced diet is also of great importance. Our expert dieticians will guide you through healthy nutrition, tailored to your specific needs!</text:p>
      <text:p text:style-name="P4"/>
      <text:p text:style-name="P4">Change your life NOW!</text:p>
      <text:p text:style-name="P4"/>
      <text:p text:style-name="P4">What you you waiting for? Start your fitness journey now! </text:p>
      <text:p text:style-name="P4">Become a member today by visiting <text:a xlink:type="simple" xlink:href="http://www.planet-fitness.net/" text:style-name="Internet_20_link" text:visited-style-name="Visited_20_Internet_20_Link">www.planet-fitness.net</text:a></text:p>
      <text:p text:style-name="P4">For further questions our customer service hotline 06601802200 is open from 6am to 12pm every day. Planet-fitness – where change happen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21:20:36.416013662</meta:creation-date>
    <dc:date>2020-12-16T22:39:42.735730131</dc:date>
    <meta:editing-duration>PT6M56S</meta:editing-duration>
    <meta:editing-cycles>1</meta:editing-cycles>
    <meta:document-statistic meta:table-count="0" meta:image-count="0" meta:object-count="0" meta:page-count="1" meta:paragraph-count="14" meta:word-count="315" meta:character-count="1961" meta:non-whitespace-character-count="1655"/>
    <meta:generator>LibreOffice/6.4.6.2$Linux_X86_64 LibreOffice_project/40$Build-2</meta:generator>
  </office:meta>
</office:document-meta>
</file>